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13510000038F000001A71AAB3EEA.svg" manifest:media-type="image/svg+xml"/>
  <manifest:file-entry manifest:full-path="Pictures/10000001000000410000000D396B6961.png" manifest:media-type="image/png"/>
  <manifest:file-entry manifest:full-path="Pictures/10002809000006C40000015F62F58A7D.svg" manifest:media-type="image/svg+xml"/>
  <manifest:file-entry manifest:full-path="Pictures/100000010000001C0000000E263B9482.png" manifest:media-type="image/png"/>
  <manifest:file-entry manifest:full-path="Pictures/100000010000002200000010D26E3A1D.png" manifest:media-type="image/png"/>
  <manifest:file-entry manifest:full-path="Pictures/10000FD5000002F20000017A95E094A5.svg" manifest:media-type="image/svg+xml"/>
  <manifest:file-entry manifest:full-path="Pictures/10000001000000300000000E9370E3B5.png" manifest:media-type="image/png"/>
  <manifest:file-entry manifest:full-path="Pictures/10001B22000004F40000017AF0D47BA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5pt solid #000000" fo:border-right="none" fo:border-top="0.5pt solid #000000" fo:border-bottom="none"/>
    </style:style>
    <style:style style:name="Table1.D1" style:family="table-cell">
      <style:table-cell-properties fo:padding="0.097cm" fo:border-left="0.5pt solid #000000" fo:border-right="0.5pt solid #000000" fo:border-top="0.5pt solid #000000" fo:border-bottom="none"/>
    </style:style>
    <style:style style:name="Table1.A2" style:family="table-cell">
      <style:table-cell-properties fo:padding="0.097cm" fo:border-left="0.5pt solid #000000" fo:border-right="none" fo:border-top="none" fo:border-bottom="none"/>
    </style:style>
    <style:style style:name="Table1.D2" style:family="table-cell">
      <style:table-cell-properties fo:padding="0.097cm" fo:border-left="0.5pt solid #000000" fo:border-right="0.5pt solid #000000" fo:border-top="none" fo:border-bottom="none"/>
    </style:style>
    <style:style style:name="Table1.A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paragraph-rsid="002c9fa8"/>
    </style:style>
    <style:style style:name="P2" style:family="paragraph" style:parent-style-name="Text_20_body">
      <style:text-properties fo:language="en" fo:country="US" officeooo:rsid="000f8a76" officeooo:paragraph-rsid="000f8a76"/>
    </style:style>
    <style:style style:name="P3" style:family="paragraph" style:parent-style-name="Text_20_body">
      <style:text-properties fo:language="en" fo:country="US"/>
    </style:style>
    <style:style style:name="P4" style:family="paragraph" style:parent-style-name="Title">
      <style:text-properties fo:language="en" fo:country="US"/>
    </style:style>
    <style:style style:name="P5" style:family="paragraph" style:parent-style-name="Text_20_body">
      <style:text-properties fo:language="en" fo:country="US" officeooo:rsid="002c9fa8" officeooo:paragraph-rsid="002c9fa8"/>
    </style:style>
    <style:style style:name="P6" style:family="paragraph" style:parent-style-name="Text_20_body">
      <style:text-properties officeooo:rsid="002c9fa8" officeooo:paragraph-rsid="002c9fa8"/>
    </style:style>
    <style:style style:name="P7" style:family="paragraph" style:parent-style-name="Text_20_body">
      <style:text-properties officeooo:rsid="002d1422" officeooo:paragraph-rsid="002d1422"/>
    </style:style>
    <style:style style:name="P8" style:family="paragraph" style:parent-style-name="Text_20_body">
      <style:text-properties fo:font-size="11pt" fo:language="en" fo:country="US" officeooo:rsid="0019be52" officeooo:paragraph-rsid="002d1422" style:font-size-asian="11pt" style:font-size-complex="11pt"/>
    </style:style>
    <style:style style:name="P9" style:family="paragraph" style:parent-style-name="Text_20_body">
      <style:text-properties fo:font-size="11pt" fo:language="en" fo:country="US" officeooo:rsid="00185b2c" officeooo:paragraph-rsid="002d1422" style:font-size-asian="11pt" style:font-size-complex="11pt"/>
    </style:style>
    <style:style style:name="P10" style:family="paragraph" style:parent-style-name="Text_20_body">
      <style:text-properties fo:font-size="12pt" fo:language="en" fo:country="US" officeooo:rsid="001d019f" officeooo:paragraph-rsid="002d1422" style:font-size-asian="12pt" style:font-size-complex="12pt"/>
    </style:style>
    <style:style style:name="P11" style:family="paragraph" style:parent-style-name="Bibliography_20_1">
      <style:paragraph-properties>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1">
      <style:text-properties officeooo:rsid="002ee341" officeooo:paragraph-rsid="002ee341"/>
    </style:style>
    <style:style style:name="P14" style:family="paragraph" style:parent-style-name="Table_20_Contents">
      <style:text-properties officeooo:rsid="002ee341" officeooo:paragraph-rsid="002ee341"/>
    </style:style>
    <style:style style:name="P15" style:family="paragraph" style:parent-style-name="Text_20_body">
      <style:text-properties officeooo:rsid="002ee341" officeooo:paragraph-rsid="002ee341"/>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Text_20_body">
      <style:text-properties officeooo:paragraph-rsid="002ee341"/>
    </style:style>
    <style:style style:name="P19" style:family="paragraph" style:parent-style-name="Table_20_Contents">
      <style:text-properties fo:font-weight="bold" officeooo:rsid="002ee341" officeooo:paragraph-rsid="002ee341" style:font-weight-asian="bold" style:font-weight-complex="bold"/>
    </style:style>
    <style:style style:name="P20" style:family="paragraph" style:parent-style-name="Table_20_Contents">
      <style:text-properties fo:font-weight="normal" officeooo:rsid="002ee341" officeooo:paragraph-rsid="002ee341" style:font-weight-asian="normal" style:font-weight-complex="normal"/>
    </style:style>
    <style:style style:name="P21" style:family="paragraph" style:parent-style-name="Table_20_Contents">
      <style:paragraph-properties fo:text-align="start" style:justify-single-word="false"/>
    </style:style>
    <style:style style:name="P22" style:family="paragraph" style:parent-style-name="Text_20_body">
      <style:text-properties officeooo:rsid="002fc3b6" officeooo:paragraph-rsid="002fc3b6"/>
    </style:style>
    <style:style style:name="P23" style:family="paragraph" style:parent-style-name="Heading_20_1">
      <style:text-properties fo:language="en" fo:country="US" officeooo:rsid="002c9fa8" officeooo:paragraph-rsid="002c9fa8"/>
    </style:style>
    <style:style style:name="P24" style:family="paragraph" style:parent-style-name="Heading_20_1">
      <style:text-properties officeooo:rsid="002c9fa8" officeooo:paragraph-rsid="002c9fa8"/>
    </style:style>
    <style:style style:name="P25" style:family="paragraph" style:parent-style-name="Heading_20_1">
      <style:text-properties officeooo:paragraph-rsid="002c9fa8"/>
    </style:style>
    <style:style style:name="P26" style:family="paragraph" style:parent-style-name="Heading_20_1">
      <style:text-properties officeooo:rsid="002ee341" officeooo:paragraph-rsid="002ee341"/>
    </style:style>
    <style:style style:name="P27" style:family="paragraph" style:parent-style-name="Heading_20_2">
      <style:text-properties officeooo:rsid="002c9fa8" officeooo:paragraph-rsid="002c9fa8"/>
    </style:style>
    <style:style style:name="P28" style:family="paragraph" style:parent-style-name="Heading_20_2">
      <style:text-properties officeooo:rsid="002ee341" officeooo:paragraph-rsid="002ee341"/>
    </style:style>
    <style:style style:name="P29" style:family="paragraph" style:parent-style-name="Heading_20_2">
      <style:text-properties officeooo:paragraph-rsid="002ee341"/>
    </style:style>
    <style:style style:name="P30" style:family="paragraph" style:parent-style-name="Text_20_body">
      <style:text-properties officeooo:rsid="002ee341" officeooo:paragraph-rsid="002ee341"/>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officeooo:rsid="002c9fa8"/>
    </style:style>
    <style:style style:name="T2" style:family="text">
      <style:text-properties officeooo:rsid="002c9fa8"/>
    </style:style>
    <style:style style:name="T3" style:family="text">
      <style:text-properties officeooo:rsid="002ee341"/>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arallel Sorting Algorithms On Hybrid Heterogeneous Server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8179_3068285137" text:style-name="Index_20_Link" text:visited-style-name="Index_20_Link">Abstract<text:tab/>1</text:a></text:p>
          <text:p text:style-name="P12"><text:a xlink:type="simple" xlink:href="#__RefHeading___Toc8181_3068285137" text:style-name="Index_20_Link" text:visited-style-name="Index_20_Link">Introduction<text:tab/>2</text:a></text:p>
          <text:p text:style-name="P12"><text:a xlink:type="simple" xlink:href="#__RefHeading___Toc8183_3068285137" text:style-name="Index_20_Link" text:visited-style-name="Index_20_Link">Related Work<text:tab/>2</text:a></text:p>
          <text:p text:style-name="P12"><text:a xlink:type="simple" xlink:href="#__RefHeading___Toc8185_3068285137" text:style-name="Index_20_Link" text:visited-style-name="Index_20_Link">Architecture Specifications<text:tab/>2</text:a></text:p>
          <text:p text:style-name="P16"><text:a xlink:type="simple" xlink:href="#__RefHeading___Toc8187_3068285137" text:style-name="Index_20_Link" text:visited-style-name="Index_20_Link">Heterogeneous Systems<text:tab/>2</text:a></text:p>
          <text:p text:style-name="P16"><text:a xlink:type="simple" xlink:href="#__RefHeading___Toc8189_3068285137" text:style-name="Index_20_Link" text:visited-style-name="Index_20_Link">Nvidia GPUs<text:tab/>2</text:a></text:p>
          <text:p text:style-name="P16"><text:a xlink:type="simple" xlink:href="#__RefHeading___Toc8191_3068285137" text:style-name="Index_20_Link" text:visited-style-name="Index_20_Link">Intel CPUs<text:tab/>2</text:a></text:p>
          <text:p text:style-name="P12"><text:a xlink:type="simple" xlink:href="#__RefHeading___Toc8193_3068285137" text:style-name="Index_20_Link" text:visited-style-name="Index_20_Link">Tools For Parallel Programming<text:tab/>2</text:a></text:p>
          <text:p text:style-name="P16"><text:a xlink:type="simple" xlink:href="#__RefHeading___Toc8195_3068285137" text:style-name="Index_20_Link" text:visited-style-name="Index_20_Link">OpenMP<text:tab/>2</text:a></text:p>
          <text:p text:style-name="P16"><text:a xlink:type="simple" xlink:href="#__RefHeading___Toc8197_3068285137" text:style-name="Index_20_Link" text:visited-style-name="Index_20_Link">OpenACC<text:tab/>2</text:a></text:p>
          <text:p text:style-name="P16"><text:a xlink:type="simple" xlink:href="#__RefHeading___Toc8199_3068285137" text:style-name="Index_20_Link" text:visited-style-name="Index_20_Link">CUDA<text:tab/>3</text:a></text:p>
          <text:p text:style-name="P16"><text:a xlink:type="simple" xlink:href="#__RefHeading___Toc8201_3068285137" text:style-name="Index_20_Link" text:visited-style-name="Index_20_Link">NVIDIA Thrust<text:tab/>3</text:a></text:p>
          <text:p text:style-name="P16"><text:a xlink:type="simple" xlink:href="#__RefHeading___Toc8203_3068285137" text:style-name="Index_20_Link" text:visited-style-name="Index_20_Link">Intel TBB<text:tab/>3</text:a></text:p>
          <text:p text:style-name="P16"><text:a xlink:type="simple" xlink:href="#__RefHeading___Toc8205_3068285137" text:style-name="Index_20_Link" text:visited-style-name="Index_20_Link">Intel OneAPI<text:tab/>3</text:a></text:p>
          <text:p text:style-name="P16"><text:a xlink:type="simple" xlink:href="#__RefHeading___Toc4403_3508136558" text:style-name="Index_20_Link" text:visited-style-name="Index_20_Link">Compilers<text:tab/>3</text:a></text:p>
          <text:p text:style-name="P17"><text:a xlink:type="simple" xlink:href="#__RefHeading___Toc4405_3508136558" text:style-name="Index_20_Link" text:visited-style-name="Index_20_Link">NVCC<text:tab/>3</text:a></text:p>
          <text:p text:style-name="P17"><text:a xlink:type="simple" xlink:href="#__RefHeading___Toc4407_3508136558" text:style-name="Index_20_Link" text:visited-style-name="Index_20_Link">ICPX<text:tab/>3</text:a></text:p>
          <text:p text:style-name="P12"><text:a xlink:type="simple" xlink:href="#__RefHeading___Toc8207_3068285137" text:style-name="Index_20_Link" text:visited-style-name="Index_20_Link">Parallel Sorting Algorithms<text:tab/>4</text:a></text:p>
          <text:p text:style-name="P16"><text:a xlink:type="simple" xlink:href="#__RefHeading___Toc4816_4118387752" text:style-name="Index_20_Link" text:visited-style-name="Index_20_Link">Definition Of Sorting<text:tab/>4</text:a></text:p>
          <text:p text:style-name="P16"><text:a xlink:type="simple" xlink:href="#__RefHeading___Toc4818_4118387752" text:style-name="Index_20_Link" text:visited-style-name="Index_20_Link">Types Of Sorting Algorithms<text:tab/>4</text:a></text:p>
          <text:p text:style-name="P16"><text:a xlink:type="simple" xlink:href="#__RefHeading___Toc4820_4118387752" text:style-name="Index_20_Link" text:visited-style-name="Index_20_Link">Time Complexity<text:tab/>4</text:a></text:p>
          <text:p text:style-name="P16"><text:a xlink:type="simple" xlink:href="#__RefHeading___Toc4822_4118387752" text:style-name="Index_20_Link" text:visited-style-name="Index_20_Link">Testing On Sequential CPU<text:tab/>4</text:a></text:p>
          <text:p text:style-name="P16"><text:a xlink:type="simple" xlink:href="#__RefHeading___Toc4828_4118387752" text:style-name="Index_20_Link" text:visited-style-name="Index_20_Link">Testing On Parallel CPU<text:tab/>5</text:a></text:p>
          <text:p text:style-name="P16"><text:a xlink:type="simple" xlink:href="#__RefHeading___Toc4830_4118387752" text:style-name="Index_20_Link" text:visited-style-name="Index_20_Link">Testing On Parallel GPU<text:tab/>5</text:a></text:p>
          <text:p text:style-name="P12"><text:a xlink:type="simple" xlink:href="#__RefHeading___Toc4543_4118387752" text:style-name="Index_20_Link" text:visited-style-name="Index_20_Link">Performance On A Hetrogeneous System<text:tab/>5</text:a></text:p>
          <text:p text:style-name="P16"><text:a xlink:type="simple" xlink:href="#__RefHeading___Toc4847_4118387752" text:style-name="Index_20_Link" text:visited-style-name="Index_20_Link">Conclusions<text:tab/>6</text:a></text:p>
        </text:index-body>
      </text:table-of-content>
      <text:h text:style-name="P23" text:outline-level="1" text:is-list-header="true"><text:bookmark-start text:name="__RefHeading___Toc8179_3068285137"/>Abstract<text:bookmark-end text:name="__RefHeading___Toc8179_3068285137"/></text:h>
      <text:p text:style-name="P5">Sorting is one of the fundamental algorithms in computer science used in almost any area of computing with a large amount of data points or elements. The importance of efficent sorting algorithms are becomung increasingly important as the size and scale of data continues to grow.</text:p>
      <text:p text:style-name="P5">Hybrid Heterogeneous servers featuring multicore CPUs ad multiple accelerators such as GPUs dominant the computing landscape due to their ability to efficiently handle very large inputs by performing multiple operations at once. </text:p>
      <text:p text:style-name="P5">Because of their importance, efficient sorting algorithms have been the subject of much computer science research and many of the large CPU and GPU manufacturers such as Intel and NVIDIA have realeased mature and highly optimized sorting libraries such as NVIDIA’s Thrust and Intel OneAPI’s. The goal of this paper is to make efficient use of these libraries on a hybrid heterogenous system. <text:s/></text:p>
      <text:h text:style-name="P24" text:outline-level="1"><text:bookmark-start text:name="__RefHeading___Toc8181_3068285137"/><text:soft-page-break/>Introduction<text:bookmark-end text:name="__RefHeading___Toc8181_3068285137"/></text:h>
      <text:p text:style-name="P1"/>
      <text:h text:style-name="P24" text:outline-level="1"><text:bookmark-start text:name="__RefHeading___Toc8183_3068285137"/>Related Work <text:bookmark-end text:name="__RefHeading___Toc8183_3068285137"/></text:h>
      <text:p text:style-name="P1"><text:span text:style-name="T3">P</text:span>rogramming <text:span text:style-name="T3">M</text:span>assively <text:span text:style-name="T3">P</text:span>arallel <text:span text:style-name="T3">P</text:span>rocessors, <text:span text:style-name="T3">V</text:span>ersion 4 - David B. Kirk, Wen-mei W. Hwu</text:p>
      <text:p text:style-name="P15">High Performance Heterogeneous Computing – Alexey L. Lastovetsky and Jack J. Dongarra</text:p>
      <text:p text:style-name="P15">OpenH: A Novel Programming Model and API for Developing Portable Parallel Programs on Heterogeneous Hybrid Servers<text:bibliography-mark text:identifier="OpenH" text:bibliography-type="article" text:author="S. Farrelly, R. R. Manumachu and A. Lastovetsky" text:title="OpenH: A Novel Programming Model and API for Developing Portable Parallel Programs on Heterogeneous Hybrid Servers" text:year="2024">[1]</text:bibliography-mark></text:p>
      <text:h text:style-name="P24" text:outline-level="1"><text:bookmark-start text:name="__RefHeading___Toc8185_3068285137"/>Architecture Specifications<text:bookmark-end text:name="__RefHeading___Toc8185_3068285137"/></text:h>
      <text:h text:style-name="P27" text:outline-level="2"><text:bookmark-start text:name="__RefHeading___Toc8187_3068285137"/>Heterogeneous Systems<text:bookmark-end text:name="__RefHeading___Toc8187_3068285137"/></text:h>
      <text:h text:style-name="Heading_20_2" text:outline-level="2"><text:bookmark-start text:name="__RefHeading___Toc8189_3068285137"/>Nvidia <text:span text:style-name="T2">GPUs</text:span><text:bookmark-end text:name="__RefHeading___Toc8189_3068285137"/></text:h>
      <text:h text:style-name="P27" text:outline-level="2"><text:bookmark-start text:name="__RefHeading___Toc8191_3068285137"/>Intel CPUs<text:bookmark-end text:name="__RefHeading___Toc8191_3068285137"/></text:h>
      <text:h text:style-name="P24" text:outline-level="1"><text:bookmark-start text:name="__RefHeading___Toc8193_3068285137"/>Tools For Parallel Programming<text:bookmark-end text:name="__RefHeading___Toc8193_3068285137"/></text:h>
      <text:h text:style-name="P27" text:outline-level="2"><text:bookmark-start text:name="__RefHeading___Toc8195_3068285137"/>OpenMP<text:bookmark-end text:name="__RefHeading___Toc8195_3068285137"/></text:h>
      <text:p text:style-name="P7">OpenMP is a parallel programming model for shared memory and distributed shared memory multiprocessors. It is comprised of a set of compiler directives that describe the parallelisms in the source code, along with a supporting library of subroutines available to the application.</text:p>
      <text:p text:style-name="P7">The directives are instructional notes to any compiler supporting OpenMP. They take the form of source code comments (in Fortran) or #pragma (in C/C++) in order to enhance application portability when porting to non-openMP enviroments.<text:bibliography-mark text:identifier="OpenMP" text:bibliography-type="article" text:author="Rohit Chandra" text:title="Parallel Programmingin OpenMP" text:year="2000">[2]</text:bibliography-mark></text:p>
      <text:h text:style-name="P27" text:outline-level="2"><text:bookmark-start text:name="__RefHeading___Toc8197_3068285137"/>OpenACC<text:bookmark-end text:name="__RefHeading___Toc8197_3068285137"/></text:h>
      <text:p text:style-name="P10">In contrast to current mainstream GPU programming, such as CUDA and OpenCL, where more explicit compute and data management is necessary, porting of legacy CPU-based applications with OpenACC requires only code annotations without any significant structural changes in the original code, which allows considerable simplification and productivity improvement when hybridizing existing applications.</text:p>
      <text:p text:style-name="P10">Programming with OpenACC directives, while greatly simplified is not as flexible as using CUDA or OpenCL. For example, both CUDA and OpenCL provide fine-grained synchronization primitives, such as thread synchronization and atomic operations whereas OpenACC does not.<text:bibliography-mark text:identifier="OpenACC" text:bibliography-type="article" text:author="T. Hoshino, N. Maruyama, S. Matsuoka and R. Takaki" text:title="CUDA vs OpenACC: Performance Case Studies with Kernel Benchmarks and a Memory-Bound CFD Application.">[3]</text:bibliography-mark></text:p>
      <text:h text:style-name="P27" text:outline-level="2"><text:bookmark-start text:name="__RefHeading___Toc8199_3068285137"/><text:soft-page-break/>CUDA<text:bookmark-end text:name="__RefHeading___Toc8199_3068285137"/></text:h>
      <text:p text:style-name="P9">CUDA is a minimal extension of the C and C++ programming languages. A programmer writes a serial program that calls parallel kernels, which can be simple functions of full programs. The CUDA program executes parallel kernels across a set of parallel threads on the GPU. The programmer organizes these threads into a hierarchy of thread blocks and grids.</text:p>
      <text:p text:style-name="P8">The CUDA programming model is similar in style to a single-program multiple data (SPMD) software model – it expresses parallelism explicitly, and each kernel executes on a fixed number of threads. However CUDA is more flexible than most SPMD implementations because each kernel call dynamically creates a new grid with the right number of thread blocks and threads for the application step.</text:p>
      <text:h text:style-name="P27" text:outline-level="2"><text:bookmark-start text:name="__RefHeading___Toc8201_3068285137"/>NVIDIA Thrust<text:bookmark-end text:name="__RefHeading___Toc8201_3068285137"/></text:h>
      <text:p text:style-name="P6">Thrust is a C++ template library for CUDA based on the Standard Template Library (STL). Thrust allows you to implement high performance parallel applications with minimal programming effort through a high-level interface that is fully interoperable with CUDA C. Thrust includes support for algorithms such a sort, scan, transform and reduce and these algorithms have been highly optimized and run more efficiently than a single developer could produce on their own in a reasonable amount of time.</text:p>
      <text:h text:style-name="P27" text:outline-level="2"><text:bookmark-start text:name="__RefHeading___Toc8203_3068285137"/>Intel TBB<text:bookmark-end text:name="__RefHeading___Toc8203_3068285137"/></text:h>
      <text:h text:style-name="P27" text:outline-level="2"><text:bookmark-start text:name="__RefHeading___Toc8205_3068285137"/>Intel OneAPI<text:bookmark-end text:name="__RefHeading___Toc8205_3068285137"/></text:h>
      <text:h text:style-name="P27" text:outline-level="2"><text:bookmark-start text:name="__RefHeading___Toc4403_3508136558"/>Compilers <text:bookmark-end text:name="__RefHeading___Toc4403_3508136558"/></text:h>
      <text:p text:style-name="P6">Due to many of the programming models for efficient parallel programming on CPUs and GPUs being vendor locked and managed by companies for specific use on their handware in a heterogeneous system it can be nessisary to use multiple compilers and compile files seperatly and then link them together.</text:p>
      <text:h text:style-name="Heading_20_3" text:outline-level="3"><text:bookmark-start text:name="__RefHeading___Toc4405_3508136558"/>NVCC<text:bookmark-end text:name="__RefHeading___Toc4405_3508136558"/></text:h>
      <text:p text:style-name="P6">NVIDIA CUDA Compiler is a proprietary compiler by NVIDIA intended for use with CUDA. The compilation trajectory involves several splitting, compilation, preprocessing and merging steps. It is the purpose of NVCC to hide the intricate details of CUDA compilation from developers. All non-CUDA compilation steps are forwarded to a C++ host compiler that is supported by NVCC, and NVCC translates its options to appropriate host compiler comannd line options.<text:bibliography-mark text:identifier="NVCC" text:bibliography-type="misc" text:author="NVIDIA Corporation" text:title="CUDA Compiler Driver NVCC">[4]</text:bibliography-mark></text:p>
      <text:h text:style-name="Heading_20_3" text:outline-level="3"><text:bookmark-start text:name="__RefHeading___Toc4407_3508136558"/>ICPX<text:bookmark-end text:name="__RefHeading___Toc4407_3508136558"/></text:h>
      <text:p text:style-name="P6">Intel C++ Compiler is a propritary compiler by Intel intended for use across Intel processor architecture. The compilation process leverages advanced optimization techniques including auto-vectorization, interprocedual optimization, and profile-guided optimization steps. It is the purpose of the Intel C++ Compiler to maximize application performance on Intel hardware by exposing low-level archiectural features to developers. Full compatability with standard C++ host toolchains is maintained, and the compiler transates its optimization falgs to appropriate platform-specific instructions targeting Intel’s SSE, AVX and other SIMD instruction sets. </text:p>
      <text:h text:style-name="P25" text:outline-level="1" text:is-list-header="true"><text:bookmark-start text:name="__RefHeading___Toc8207_3068285137"/><text:soft-page-break/><text:span text:style-name="T2">Parallel </text:span><text:span text:style-name="T3">Sorting</text:span><text:span text:style-name="T2"> Algorithms</text:span><text:bookmark-end text:name="__RefHeading___Toc8207_3068285137"/></text:h>
      <text:h text:style-name="P28" text:outline-level="2"><text:bookmark-start text:name="__RefHeading___Toc4816_4118387752"/>Definition Of Sorting<text:bookmark-end text:name="__RefHeading___Toc4816_4118387752"/></text:h>
      <text:p text:style-name="P15">Sorting is one of the earliest applications for computers. A sorting algorithm arranges the elements of a list into a certain order. The order to be enforced by a sorting algorithm depends on the nature of these elements. Any sorting algorithm must satisfty the following two conditions.</text:p>
      <text:p text:style-name="P18"><text:span text:style-name="T3">1. The output is in either nondecreasing or nonincreasing order. For nondecreasing order, each element is no smaller than the previous element according to the desired order. For nonincreasing order, each element is no larger than the previous elment according to the desired order.<text:line-break/> 2. The output is a permutation of the input. That is, the algorithm must retain all of the orginal input elements while reordering them into the output.</text:span><text:span text:style-name="T3"><text:bibliography-mark text:identifier="Parallel Programming Sorting" text:bibliography-type="article" text:author="Wen-mei W. Hwu, Izzat El Hajj" text:title="Programming Massively Parallel Processors, Chaper 13">[5]</text:bibliography-mark></text:span></text:p>
      <text:p text:style-name="P18"/>
      <text:h text:style-name="P28" text:outline-level="2" text:is-list-header="true"><text:bookmark-start text:name="__RefHeading___Toc4818_4118387752"/>Types Of Sorting Algorithms<text:bookmark-end text:name="__RefHeading___Toc4818_4118387752"/></text:h>
      <text:p text:style-name="P15">Sorting algoithms can be classified into stable and unstable algorithms. A stable sort algorithm preserves the original order of apperance when two elements have equal key value.</text:p>
      <text:p text:style-name="P15">Sorting algorithms can also be classified into comparison-based and noncomparison-based algorithms. Comparison sorting algorithms arrange elements by comparing pairs and cannot achieve a time complexity greater than O(n log n), non-comparison algorithms exploit numerical properties to achieve faster and potentically linear O(n) time.</text:p>
      <text:h text:style-name="P28" text:outline-level="2"><text:bookmark-start text:name="__RefHeading___Toc4820_4118387752"/>Time Complexity<text:bookmark-end text:name="__RefHeading___Toc4820_4118387752"/></text:h>
      <text:p text:style-name="P15">Radix sort is parallizable, stable and non-comparison based. </text:p>
      <text:p text:style-name="P15">Parallel merge sort is parallizable, stable and comparison based.</text:p>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P19">Comparison Based</text:p>
          </table:table-cell>
          <table:table-cell table:style-name="Table2.C1" office:value-type="string">
            <text:p text:style-name="P19">Non-Comparison Based</text:p>
          </table:table-cell>
        </table:table-row>
        <table:table-row>
          <table:table-cell table:style-name="Table2.A2" office:value-type="string">
            <text:p text:style-name="P19">Stable</text:p>
          </table:table-cell>
          <table:table-cell table:style-name="Table2.A2" office:value-type="string">
            <text:p text:style-name="P14">Parallel Merge Sort</text:p>
          </table:table-cell>
          <table:table-cell table:style-name="Table2.C2" office:value-type="string">
            <text:p text:style-name="P14">LSD Radix Sort</text:p>
          </table:table-cell>
        </table:table-row>
        <table:table-row>
          <table:table-cell table:style-name="Table2.A2" office:value-type="string">
            <text:p text:style-name="P19">Unstable</text:p>
          </table:table-cell>
          <table:table-cell table:style-name="Table2.A2" office:value-type="string">
            <text:p text:style-name="P14">Parallel Quick Sort</text:p>
          </table:table-cell>
          <table:table-cell table:style-name="Table2.C2" office:value-type="string">
            <text:p text:style-name="P14">MSD Radix Sort</text:p>
          </table:table-cell>
        </table:table-row>
      </table:table>
      <text:p text:style-name="P15"/>
      <text:p text:style-name="P15"/>
      <table:table table:name="Table1" table:style-name="Table1">
        <table:table-column table:style-name="Table1.A"/>
        <table:table-column table:style-name="Table1.B" table:number-columns-repeated="3"/>
        <table:table-row>
          <table:table-cell table:style-name="Table1.A1" office:value-type="string">
            <text:p text:style-name="P19">Sorting Algorithm</text:p>
          </table:table-cell>
          <table:table-cell table:style-name="Table1.A1" office:value-type="string">
            <text:p text:style-name="P19">Best Case Complexity</text:p>
          </table:table-cell>
          <table:table-cell table:style-name="Table1.A1" office:value-type="string">
            <text:p text:style-name="P19">Average Case Complexity </text:p>
          </table:table-cell>
          <table:table-cell table:style-name="Table1.D1" office:value-type="string">
            <text:p text:style-name="P19">Worst Case Complexity</text:p>
          </table:table-cell>
        </table:table-row>
        <table:table-row>
          <table:table-cell table:style-name="Table1.A2" office:value-type="string">
            <text:p text:style-name="P20">LSD Radix Sort</text:p>
          </table:table-cell>
          <table:table-cell table:style-name="Table1.A2" office:value-type="string">
            <text:p text:style-name="P21"><draw:frame text:anchor-type="as-char" svg:y="-0.339cm" draw:z-index="0" draw:name="Shape1" draw:style-name="gr1" draw:text-style-name="P31" svg:width="1.519cm" svg:height="0.452cm"><draw:image xlink:href="Pictures/10001B22000004F40000017AF0D47BA7.svg" xlink:type="simple" xlink:show="embed" xlink:actuate="onLoad" draw:mime-type="image/svg+xml"><text:p/></draw:image><draw:image xlink:href="Pictures/10000001000000300000000E9370E3B5.png" xlink:type="simple" xlink:show="embed" xlink:actuate="onLoad" draw:mime-type="image/png"/><svg:title>TexMaths</svg:title><svg:desc>12§display§O(n * d)§svg§600§FALSE§</svg:desc></draw:frame></text:p>
          </table:table-cell>
          <table:table-cell table:style-name="Table1.A2" office:value-type="string">
            <text:p text:style-name="P21"><draw:frame text:anchor-type="as-char" svg:y="-0.339cm" draw:z-index="1" draw:name="Shape2" draw:style-name="gr1" draw:text-style-name="P31" svg:width="1.519cm" svg:height="0.452cm"><draw:image xlink:href="Pictures/10001B22000004F40000017AF0D47BA7.svg" xlink:type="simple" xlink:show="embed" xlink:actuate="onLoad" draw:mime-type="image/svg+xml"><text:p/></draw:image><draw:image xlink:href="Pictures/10000001000000300000000E9370E3B5.png" xlink:type="simple" xlink:show="embed" xlink:actuate="onLoad" draw:mime-type="image/png"/><svg:title>TexMaths</svg:title><svg:desc>12§display§O(n * d)§svg§600§FALSE§</svg:desc></draw:frame></text:p>
          </table:table-cell>
          <table:table-cell table:style-name="Table1.D2" office:value-type="string">
            <text:p text:style-name="P21"><draw:frame text:anchor-type="as-char" svg:y="-0.339cm" draw:z-index="3" draw:name="Shape3" draw:style-name="gr1" draw:text-style-name="P31" svg:width="1.519cm" svg:height="0.452cm"><draw:image xlink:href="Pictures/10001B22000004F40000017AF0D47BA7.svg" xlink:type="simple" xlink:show="embed" xlink:actuate="onLoad" draw:mime-type="image/svg+xml"><text:p/></draw:image><draw:image xlink:href="Pictures/10000001000000300000000E9370E3B5.png" xlink:type="simple" xlink:show="embed" xlink:actuate="onLoad" draw:mime-type="image/png"/><svg:title>TexMaths</svg:title><svg:desc>12§display§O(n * d)§svg§600§FALSE§</svg:desc></draw:frame></text:p>
          </table:table-cell>
        </table:table-row>
        <table:table-row>
          <table:table-cell table:style-name="Table1.A2" office:value-type="string">
            <text:p text:style-name="P20">MSD Radix Sort</text:p>
          </table:table-cell>
          <table:table-cell table:style-name="Table1.A2" office:value-type="string">
            <text:p text:style-name="P21"><draw:frame text:anchor-type="as-char" svg:y="-0.339cm" draw:z-index="4" draw:name="Shape4" draw:style-name="gr1" draw:text-style-name="P31" svg:width="0.906cm" svg:height="0.452cm"><draw:image xlink:href="Pictures/10000FD5000002F20000017A95E094A5.svg" xlink:type="simple" xlink:show="embed" xlink:actuate="onLoad" draw:mime-type="image/svg+xml"><text:p/></draw:image><draw:image xlink:href="Pictures/100000010000001C0000000E263B9482.png" xlink:type="simple" xlink:show="embed" xlink:actuate="onLoad" draw:mime-type="image/png"/><svg:title>TexMaths</svg:title><svg:desc>12§display§O(n)§svg§600§FALSE§</svg:desc></draw:frame></text:p>
          </table:table-cell>
          <table:table-cell table:style-name="Table1.A2" office:value-type="string">
            <text:p text:style-name="P21"><draw:frame text:anchor-type="as-char" svg:y="-0.339cm" draw:z-index="5" draw:name="Shape5" draw:style-name="gr1" draw:text-style-name="P31" svg:width="1.519cm" svg:height="0.452cm"><draw:image xlink:href="Pictures/10001B22000004F40000017AF0D47BA7.svg" xlink:type="simple" xlink:show="embed" xlink:actuate="onLoad" draw:mime-type="image/svg+xml"><text:p/></draw:image><draw:image xlink:href="Pictures/10000001000000300000000E9370E3B5.png" xlink:type="simple" xlink:show="embed" xlink:actuate="onLoad" draw:mime-type="image/png"/><svg:title>TexMaths</svg:title><svg:desc>12§display§O(n * d)§svg§600§FALSE§</svg:desc></draw:frame></text:p>
          </table:table-cell>
          <table:table-cell table:style-name="Table1.D2" office:value-type="string">
            <text:p text:style-name="P21"><draw:frame text:anchor-type="as-char" svg:y="-0.339cm" draw:z-index="6" draw:name="Shape6" draw:style-name="gr1" draw:text-style-name="P31" svg:width="1.519cm" svg:height="0.452cm"><draw:image xlink:href="Pictures/10001B22000004F40000017AF0D47BA7.svg" xlink:type="simple" xlink:show="embed" xlink:actuate="onLoad" draw:mime-type="image/svg+xml"><text:p/></draw:image><draw:image xlink:href="Pictures/10000001000000300000000E9370E3B5.png" xlink:type="simple" xlink:show="embed" xlink:actuate="onLoad" draw:mime-type="image/png"/><svg:title>TexMaths</svg:title><svg:desc>12§display§O(n * d)§svg§600§FALSE§</svg:desc></draw:frame></text:p>
          </table:table-cell>
        </table:table-row>
        <table:table-row>
          <table:table-cell table:style-name="Table1.A2" office:value-type="string">
            <text:p text:style-name="P20">Parallel Merge Sort</text:p>
          </table:table-cell>
          <table:table-cell table:style-name="Table1.A2" office:value-type="string">
            <text:p text:style-name="P21"><draw:frame text:anchor-type="as-char" svg:y="-0.314cm" draw:z-index="8" draw:name="Shape7" draw:style-name="gr1" draw:text-style-name="P31" svg:width="2.077cm" svg:height="0.421cm"><draw:image xlink:href="Pictures/10002809000006C40000015F62F58A7D.svg" xlink:type="simple" xlink:show="embed" xlink:actuate="onLoad" draw:mime-type="image/svg+xml"><text:p/></draw:image><draw:image xlink:href="Pictures/10000001000000410000000D396B6961.png" xlink:type="simple" xlink:show="embed" xlink:actuate="onLoad" draw:mime-type="image/png"/><svg:title>TexMaths</svg:title><svg:desc>12§display§O(n*logn)§svg§600§FALSE§</svg:desc></draw:frame></text:p>
          </table:table-cell>
          <table:table-cell table:style-name="Table1.A2" office:value-type="string">
            <text:p text:style-name="P21"><draw:frame text:anchor-type="as-char" svg:y="-0.314cm" draw:z-index="9" draw:name="Shape8" draw:style-name="gr1" draw:text-style-name="P31" svg:width="2.077cm" svg:height="0.421cm"><draw:image xlink:href="Pictures/10002809000006C40000015F62F58A7D.svg" xlink:type="simple" xlink:show="embed" xlink:actuate="onLoad" draw:mime-type="image/svg+xml"><text:p/></draw:image><draw:image xlink:href="Pictures/10000001000000410000000D396B6961.png" xlink:type="simple" xlink:show="embed" xlink:actuate="onLoad" draw:mime-type="image/png"/><svg:title>TexMaths</svg:title><svg:desc>12§display§O(n*logn)§svg§600§FALSE§</svg:desc></draw:frame></text:p>
          </table:table-cell>
          <table:table-cell table:style-name="Table1.D2" office:value-type="string">
            <text:p text:style-name="P21"><draw:frame text:anchor-type="as-char" svg:y="-0.314cm" draw:z-index="10" draw:name="Shape9" draw:style-name="gr1" draw:text-style-name="P31" svg:width="2.077cm" svg:height="0.421cm"><draw:image xlink:href="Pictures/10002809000006C40000015F62F58A7D.svg" xlink:type="simple" xlink:show="embed" xlink:actuate="onLoad" draw:mime-type="image/svg+xml"><text:p/></draw:image><draw:image xlink:href="Pictures/10000001000000410000000D396B6961.png" xlink:type="simple" xlink:show="embed" xlink:actuate="onLoad" draw:mime-type="image/png"/><svg:title>TexMaths</svg:title><svg:desc>12§display§O(n*logn)§svg§600§FALSE§</svg:desc></draw:frame></text:p>
          </table:table-cell>
        </table:table-row>
        <table:table-row>
          <table:table-cell table:style-name="Table1.A5" office:value-type="string">
            <text:p text:style-name="P20">Parallel Quick Sort</text:p>
          </table:table-cell>
          <table:table-cell table:style-name="Table1.A5" office:value-type="string">
            <text:p text:style-name="P21"><draw:frame text:anchor-type="as-char" svg:y="-0.314cm" draw:z-index="11" draw:name="Shape10" draw:style-name="gr1" draw:text-style-name="P31" svg:width="2.077cm" svg:height="0.421cm"><draw:image xlink:href="Pictures/10002809000006C40000015F62F58A7D.svg" xlink:type="simple" xlink:show="embed" xlink:actuate="onLoad" draw:mime-type="image/svg+xml"><text:p/></draw:image><draw:image xlink:href="Pictures/10000001000000410000000D396B6961.png" xlink:type="simple" xlink:show="embed" xlink:actuate="onLoad" draw:mime-type="image/png"/><svg:title>TexMaths</svg:title><svg:desc>12§display§O(n * log n)§svg§600§FALSE§</svg:desc></draw:frame></text:p>
          </table:table-cell>
          <table:table-cell table:style-name="Table1.A5" office:value-type="string">
            <text:p text:style-name="P21"><draw:frame text:anchor-type="as-char" svg:y="-0.314cm" draw:z-index="12" draw:name="Shape11" draw:style-name="gr1" draw:text-style-name="P31" svg:width="2.077cm" svg:height="0.421cm"><draw:image xlink:href="Pictures/10002809000006C40000015F62F58A7D.svg" xlink:type="simple" xlink:show="embed" xlink:actuate="onLoad" draw:mime-type="image/svg+xml"><text:p/></draw:image><draw:image xlink:href="Pictures/10000001000000410000000D396B6961.png" xlink:type="simple" xlink:show="embed" xlink:actuate="onLoad" draw:mime-type="image/png"/><svg:title>TexMaths</svg:title><svg:desc>12§display§O(n * log n)§svg§600§FALSE§</svg:desc></draw:frame></text:p>
          </table:table-cell>
          <table:table-cell table:style-name="Table1.D5" office:value-type="string">
            <text:p text:style-name="P21"><draw:frame text:anchor-type="as-char" svg:y="-0.392cm" draw:z-index="7" draw:name="Shape12" draw:style-name="gr1" draw:text-style-name="P31" svg:width="1.093cm" svg:height="0.507cm"><draw:image xlink:href="Pictures/100013510000038F000001A71AAB3EEA.svg" xlink:type="simple" xlink:show="embed" xlink:actuate="onLoad" draw:mime-type="image/svg+xml"><text:p/></draw:image><draw:image xlink:href="Pictures/100000010000002200000010D26E3A1D.png" xlink:type="simple" xlink:show="embed" xlink:actuate="onLoad" draw:mime-type="image/png"/><svg:title>TexMaths</svg:title><svg:desc>12§display§O(n^2)§svg§600§FALSE§</svg:desc></draw:frame></text:p>
          </table:table-cell>
        </table:table-row>
      </table:table>
      <text:h text:style-name="P28" text:outline-level="2" text:is-list-header="true"><text:bookmark-start text:name="__RefHeading___Toc4822_4118387752"/>Testing On Sequential CPU <text:bookmark-end text:name="__RefHeading___Toc4822_4118387752"/></text:h>
      <text:p text:style-name="P13">asdasdasd</text:p>
      <text:h text:style-name="P29" text:outline-level="2"><text:bookmark-start text:name="__RefHeading___Toc4828_4118387752"/><text:soft-page-break/><text:span text:style-name="T3">Testing On Parallel CPU</text:span><text:bookmark-end text:name="__RefHeading___Toc4828_4118387752"/></text:h>
      <text:h text:style-name="P29" text:outline-level="2"><text:bookmark-start text:name="__RefHeading___Toc4830_4118387752"/><draw:frame draw:style-name="fr2" draw:name="Object6" text:anchor-type="char" svg:x="0.157cm" svg:y="-0.183cm" svg:width="15.998cm" svg:height="8.999cm" draw:z-index="2"><draw:object xlink:href="./Object 4" xlink:type="simple" xlink:show="embed" xlink:actuate="onLoad"/><draw:image xlink:href="./ObjectReplacements/Object 4" xlink:type="simple" xlink:show="embed" xlink:actuate="onLoad"/></draw:frame><text:span text:style-name="T3">Testing On Parallel GPU</text:span><text:bookmark-end text:name="__RefHeading___Toc4830_4118387752"/></text:h>
      <text:p text:style-name="P15"/>
      <text:p text:style-name="P15"><draw:frame draw:style-name="fr1" draw:name="Object1" text:anchor-type="char" svg:width="15.998cm" svg:height="8.999cm" draw:z-index="13"><draw:object xlink:href="./Object 1" xlink:type="simple" xlink:show="embed" xlink:actuate="onLoad"/><draw:image xlink:href="./ObjectReplacements/Object 1" xlink:type="simple" xlink:show="embed" xlink:actuate="onLoad"/></draw:frame></text:p>
      <text:p text:style-name="P6"/>
      <text:h text:style-name="P26" text:outline-level="1" text:is-list-header="true"><text:bookmark-start text:name="__RefHeading___Toc4543_4118387752"/>Performance On A Hetrogeneous System<text:bookmark-end text:name="__RefHeading___Toc4543_4118387752"/></text:h>
      <text:p text:style-name="P15">An immediate implication from the heterogenity of processors in a network of computers is that the processors run at different speeds. A good parallel application for a homogeneous distributed memory multiprocessor system tries to evenly distribute computations over available processors.</text:p>
      <text:p text:style-name="P15"><text:soft-page-break/>A good parallel application for the heterogeneous platform must distribute computations unevenly taking into account the difference in processor speed. The faster the processor is, the more computations it must perform. </text:p>
      <text:p text:style-name="P22">The speed is defined as the number of computation units performed by the processor per one time unit. The model is application specific. In particular, this means that the computation unit can be defined differently for different applications – the important requirement is that the computation unit does not have to vary during the execution of the application.</text:p>
      <text:h text:style-name="Heading_20_1" text:outline-level="1"><text:bookmark-start text:name="__RefHeading___Toc4847_4118387752"/>Conclusions<text:bookmark-end text:name="__RefHeading___Toc4847_4118387752"/></text:h>
      <text:h text:style-name="P24" text:outline-level="1" text:is-list-header="true"><text:bookmark-start text:name="__RefHeading___Toc8209_3068285137"/><text:bookmark-end text:name="__RefHeading___Toc8209_3068285137"/></text:h>
      <text:p text:style-name="P1"><text:span text:style-name="T1"/></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1">1: S. Farrelly, R. R. Manumachu and A. Lastovetsky, OpenH: A Novel Programming Model and API for Developing Portable Parallel Programs on Heterogeneous Hybrid Servers, 2024</text:p>
          <text:p text:style-name="P11">2: Rohit Chandra, Parallel Programmingin OpenMP, 2000</text:p>
          <text:p text:style-name="P11">3: T. Hoshino, N. Maruyama, S. Matsuoka and R. Takaki, CUDA vs OpenACC: Performance Case Studies with Kernel Benchmarks and a Memory-Bound CFD Application., </text:p>
          <text:p text:style-name="P11">4: NVIDIA Corporation, CUDA Compiler Driver NVCC, </text:p>
          <text:p text:style-name="P11">5: Wen-mei W. Hwu, Izzat El Hajj, Programming Massively Parallel Processors, Chaper 13, </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5:22:09.852185875</meta:creation-date>
    <dc:date>2026-03-20T12:16:01.256840086</dc:date>
    <meta:editing-duration>P3DT22H51M57S</meta:editing-duration>
    <meta:editing-cycles>19</meta:editing-cycles>
    <meta:generator>LibreOffice/7.6.7.2$Linux_X86_64 LibreOffice_project/60$Build-2</meta:generator>
    <meta:print-date>2026-03-20T10:48:42.118033922</meta:print-date>
    <meta:printed-by>PDF files</meta:printed-by>
    <meta:document-statistic meta:table-count="2" meta:image-count="0" meta:object-count="2" meta:page-count="6" meta:paragraph-count="114" meta:word-count="1349" meta:character-count="9006" meta:non-whitespace-character-count="774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I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88cm" svg:y="3.702cm" style:legend-expansion="high" chart:style-name="ch2"/>
        <chart:plot-area chart:style-name="ch3" chart:data-source-has-labels="both" svg:x="0.319cm" svg:y="0.179cm" svg:width="13.15cm" svg:height="8.641cm">
          <chart:coordinate-region svg:x="0.94cm" svg:y="0.378cm" svg:width="12.529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7.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I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title svg:x="3.827cm" svg:y="0.315cm" chart:style-name="ch2">
          <text:p>Intel TBB - Best Case, Average Case, Worst Case</text:p>
        </chart:title>
        <chart:legend chart:legend-position="end" svg:x="12.484cm" svg:y="4.2cm" style:legend-expansion="high" chart:style-name="ch3"/>
        <chart:plot-area chart:style-name="ch4" chart:data-source-has-labels="both" svg:x="0.319cm" svg:y="1.273cm" svg:width="11.846cm" svg:height="7.547cm">
          <chart:coordinate-region svg:x="1.311cm" svg:y="1.472cm" svg:width="10.854cm" svg:height="6.303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 Case</text:p>
              </table:table-cell>
            </table:table-row>
          </table:table-header-rows>
          <table:table-rows>
            <table:table-row>
              <table:table-cell office:value-type="string">
                <text:p>100000000 771.622</text:p>
                <text:list>
                  <text:list-item>
                    <text:p>100000000</text:p>
                  </text:list-item>
                  <text:list-item>
                    <text:p>771.622</text:p>
                  </text:list-item>
                  <text:list-item>
                    <text:p/>
                  </text:list-item>
                </text:list>
              </table:table-cell>
              <table:table-cell office:value-type="float" office:value="1071.851">
                <text:p>1071.851</text:p>
              </table:table-cell>
            </table:table-row>
            <table:table-row>
              <table:table-cell office:value-type="string">
                <text:p>200000000 965.915</text:p>
                <text:list>
                  <text:list-item>
                    <text:p>200000000</text:p>
                  </text:list-item>
                  <text:list-item>
                    <text:p>965.915</text:p>
                  </text:list-item>
                  <text:list-item>
                    <text:p/>
                  </text:list-item>
                </text:list>
              </table:table-cell>
              <table:table-cell office:value-type="float" office:value="1766.261">
                <text:p>1766.261</text:p>
              </table:table-cell>
            </table:table-row>
            <table:table-row>
              <table:table-cell office:value-type="string">
                <text:p>300000000 1165.876</text:p>
                <text:list>
                  <text:list-item>
                    <text:p>300000000</text:p>
                  </text:list-item>
                  <text:list-item>
                    <text:p>1165.876</text:p>
                  </text:list-item>
                  <text:list-item>
                    <text:p/>
                  </text:list-item>
                </text:list>
              </table:table-cell>
              <table:table-cell office:value-type="float" office:value="2397.315">
                <text:p>2397.315</text:p>
              </table:table-cell>
            </table:table-row>
            <table:table-row>
              <table:table-cell office:value-type="string">
                <text:p>400000000 1378.191</text:p>
                <text:list>
                  <text:list-item>
                    <text:p>400000000</text:p>
                  </text:list-item>
                  <text:list-item>
                    <text:p>1378.191</text:p>
                  </text:list-item>
                  <text:list-item>
                    <text:p/>
                  </text:list-item>
                </text:list>
              </table:table-cell>
              <table:table-cell office:value-type="float" office:value="3118.983">
                <text:p>3118.983</text:p>
              </table:table-cell>
            </table:table-row>
            <table:table-row>
              <table:table-cell office:value-type="string">
                <text:p>500000000 1581.063</text:p>
                <text:list>
                  <text:list-item>
                    <text:p>500000000</text:p>
                  </text:list-item>
                  <text:list-item>
                    <text:p>1581.063</text:p>
                  </text:list-item>
                  <text:list-item>
                    <text:p/>
                  </text:list-item>
                </text:list>
              </table:table-cell>
              <table:table-cell office:value-type="float" office:value="3897.786">
                <text:p>3897.78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7.2$Linux_X86_64 LibreOffice_project/6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